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Überschrift1" style:master-page-name="MP0" style:family="paragraph">
      <style:paragraph-properties fo:break-before="page"/>
      <style:text-properties fo:language="de" fo:country="AT"/>
    </style:style>
    <style:style style:name="T2" style:parent-style-name="Absatz-Standardschriftart" style:family="text">
      <style:text-properties fo:font-weight="bold" style:font-weight-asian="bold" fo:language="de" fo:country="AT"/>
    </style:style>
    <style:style style:name="T3" style:parent-style-name="Absatz-Standardschriftart" style:family="text">
      <style:text-properties fo:language="de" fo:country="AT"/>
    </style:style>
    <style:style style:name="T4" style:parent-style-name="Absatz-Standardschriftart" style:family="text">
      <style:text-properties fo:language="de" fo:country="AT"/>
    </style:style>
    <style:style style:name="T5" style:parent-style-name="Absatz-Standardschriftart" style:family="text">
      <style:text-properties fo:font-weight="bold" style:font-weight-asian="bold" fo:language="de" fo:country="AT"/>
    </style:style>
    <style:style style:name="T6" style:parent-style-name="Absatz-Standardschriftart" style:family="text">
      <style:text-properties fo:language="de" fo:country="AT"/>
    </style:style>
    <style:style style:name="T7" style:parent-style-name="Absatz-Standardschriftart" style:family="text">
      <style:text-properties fo:font-weight="bold" style:font-weight-asian="bold" fo:language="de" fo:country="AT"/>
    </style:style>
    <style:style style:name="T8" style:parent-style-name="Absatz-Standardschriftart" style:family="text">
      <style:text-properties fo:language="de" fo:country="AT"/>
    </style:style>
    <style:style style:name="T9" style:parent-style-name="Absatz-Standardschriftart" style:family="text">
      <style:text-properties fo:language="de" fo:country="AT"/>
    </style:style>
    <style:style style:name="T10" style:parent-style-name="Absatz-Standardschriftart" style:family="text">
      <style:text-properties fo:language="de" fo:country="AT"/>
    </style:style>
    <style:style style:name="T11" style:parent-style-name="Absatz-Standardschriftart" style:family="text">
      <style:text-properties fo:language="de" fo:country="AT"/>
    </style:style>
    <style:style style:name="T12" style:parent-style-name="Absatz-Standardschriftart" style:family="text">
      <style:text-properties fo:language="de" fo:country="AT"/>
    </style:style>
    <style:style style:name="T13" style:parent-style-name="Absatz-Standardschriftart" style:family="text">
      <style:text-properties fo:language="de" fo:country="AT"/>
    </style:style>
    <style:style style:name="T14" style:parent-style-name="Absatz-Standardschriftart" style:family="text">
      <style:text-properties fo:font-weight="bold" style:font-weight-asian="bold" fo:language="de" fo:country="AT"/>
    </style:style>
    <style:style style:name="T15" style:parent-style-name="Absatz-Standardschriftart" style:family="text">
      <style:text-properties fo:font-weight="bold" style:font-weight-asian="bold" fo:language="de" fo:country="AT"/>
    </style:style>
    <style:style style:name="T16" style:parent-style-name="Absatz-Standardschriftart" style:family="text">
      <style:text-properties fo:font-weight="bold" style:font-weight-asian="bold" fo:language="de" fo:country="AT"/>
    </style:style>
    <style:style style:name="T17" style:parent-style-name="Absatz-Standardschriftart" style:family="text">
      <style:text-properties fo:language="de" fo:country="AT"/>
    </style:style>
    <style:style style:name="T18" style:parent-style-name="Absatz-Standardschriftart" style:family="text">
      <style:text-properties fo:font-weight="bold" style:font-weight-asian="bold" fo:language="de" fo:country="AT"/>
    </style:style>
    <style:style style:name="T19" style:parent-style-name="Absatz-Standardschriftart" style:family="text">
      <style:text-properties fo:font-weight="bold" style:font-weight-asian="bold" fo:language="de" fo:country="AT"/>
    </style:style>
    <style:style style:name="T20" style:parent-style-name="Absatz-Standardschriftart" style:family="text">
      <style:text-properties fo:language="de" fo:country="AT"/>
    </style:style>
    <style:style style:name="P21" style:parent-style-name="Standard" style:family="paragraph">
      <style:text-properties fo:language="de" fo:country="AT"/>
    </style:style>
    <style:style style:name="P22" style:parent-style-name="Standard" style:family="paragraph">
      <style:text-properties fo:language="de" fo:country="AT"/>
    </style:style>
    <style:style style:name="P23" style:parent-style-name="Standard" style:family="paragraph">
      <style:text-properties fo:font-weight="bold" style:font-weight-asian="bold" fo:language="de" fo:country="AT"/>
    </style:style>
    <style:style style:name="P24" style:parent-style-name="Listenabsatz" style:family="paragraph">
      <style:text-properties fo:language="de" fo:country="AT"/>
    </style:style>
    <style:style style:name="P25" style:parent-style-name="Listenabsatz" style:family="paragraph">
      <style:text-properties fo:language="de" fo:country="AT"/>
    </style:style>
    <style:style style:name="P26" style:parent-style-name="Listenabsatz" style:family="paragraph">
      <style:text-properties fo:language="de" fo:country="AT"/>
    </style:style>
    <style:style style:name="P27" style:parent-style-name="Listenabsatz" style:family="paragraph">
      <style:text-properties fo:language="de" fo:country="AT"/>
    </style:style>
    <style:style style:name="P28" style:parent-style-name="Listenabsatz" style:family="paragraph">
      <style:text-properties fo:language="de" fo:country="AT"/>
    </style:style>
    <style:style style:name="P29" style:parent-style-name="Listenabsatz" style:family="paragraph">
      <style:text-properties fo:language="de" fo:country="AT"/>
    </style:style>
    <style:style style:name="P30" style:parent-style-name="Listenabsatz" style:family="paragraph">
      <style:text-properties fo:language="de" fo:country="AT"/>
    </style:style>
    <style:style style:name="P31" style:parent-style-name="Standard" style:family="paragraph">
      <style:text-properties fo:language="de" fo:country="AT"/>
    </style:style>
    <style:style style:name="P32" style:parent-style-name="Standard" style:family="paragraph">
      <style:text-properties fo:font-weight="bold" style:font-weight-asian="bold" fo:language="de" fo:country="AT"/>
    </style:style>
    <style:style style:name="P33" style:parent-style-name="Listenabsatz" style:family="paragraph">
      <style:text-properties fo:language="de" fo:country="AT"/>
    </style:style>
    <style:style style:name="P34" style:parent-style-name="Listenabsatz" style:family="paragraph">
      <style:text-properties fo:language="de" fo:country="AT"/>
    </style:style>
    <style:style style:name="P35" style:parent-style-name="Listenabsatz" style:family="paragraph">
      <style:text-properties fo:language="de" fo:country="AT"/>
    </style:style>
    <style:style style:name="P36" style:parent-style-name="Listenabsatz" style:family="paragraph">
      <style:text-properties fo:language="de" fo:country="AT"/>
    </style:style>
    <style:style style:name="P37" style:parent-style-name="Listenabsatz" style:family="paragraph">
      <style:text-properties fo:font-weight="bold" style:font-weight-asian="bold" fo:language="de" fo:country="AT"/>
    </style:style>
    <style:style style:name="P38" style:parent-style-name="Listenabsatz" style:family="paragraph"/>
    <style:style style:name="T39" style:parent-style-name="Absatz-Standardschriftart" style:family="text">
      <style:text-properties fo:language="de" fo:country="AT"/>
    </style:style>
    <style:style style:name="P40" style:parent-style-name="Listenabsatz" style:family="paragraph">
      <style:text-properties fo:language="de" fo:country="AT"/>
    </style:style>
    <style:style style:name="P41" style:parent-style-name="Standard" style:family="paragraph">
      <style:text-properties fo:font-weight="bold" style:font-weight-asian="bold" fo:language="de" fo:country="AT"/>
    </style:style>
    <style:style style:name="P42" style:parent-style-name="Standard" style:family="paragraph">
      <style:text-properties fo:language="de" fo:country="AT"/>
    </style:style>
    <style:style style:name="P43" style:parent-style-name="Standard" style:family="paragraph">
      <style:text-properties fo:language="de" fo:country="AT"/>
    </style:style>
    <style:style style:name="P44" style:parent-style-name="Standard" style:family="paragraph">
      <style:text-properties fo:language="de" fo:country="AT"/>
    </style:style>
  </office:automatic-styles>
  <office:body>
    <office:text text:use-soft-page-breaks="true">
      <text:h text:style-name="P1" text:outline-level="1"/>
      <text:p text:style-name="Standard"><text:span text:style-name="T2">Title</text:span><text:span text:style-name="T3">:<text:s/></text:span><text:span text:style-name="T4">Tasklist</text:span></text:p>
      <text:p text:style-name="Standard"><text:span text:style-name="T5">Projekt</text:span><text:span text:style-name="T6">: Multimedianer</text:span></text:p>
      <text:p text:style-name="Standard"><text:span text:style-name="T7">Team</text:span><text:span text:style-name="T8">: Sara</text:span><text:span text:style-name="T9"><text:s/>Knezevic</text:span><text:span text:style-name="T10">, Max</text:span><text:span text:style-name="T11"><text:s/>Hilzensauer</text:span><text:span text:style-name="T12">, Florentin</text:span><text:span text:style-name="T13">a El Gammal</text:span></text:p>
      <text:p text:style-name="Standard"><text:span text:style-name="T14">Repository-Link</text:span><text:span text:style-name="T15">:</text:span><text:span text:style-name="T16"><text:s/></text:span><text:span text:style-name="T17">https://github.com/maxhilzensauer/MultimedianerVideoPrototype</text:span><text:span text:style-name="T18"><text:s/></text:span></text:p>
      <text:p text:style-name="Standard"><text:span text:style-name="T19">Date:<text:s/></text:span><text:span text:style-name="T20">16.01.2019</text:span></text:p>
      <text:p text:style-name="P21">Video Prototype - Buttons, Animation und Character</text:p>
      <text:p text:style-name="P22">Screens in drei Szenen erstellen - Start, Main und Win</text:p>
      <text:p text:style-name="P23">UI:</text:p>
      <text:list text:style-name="LFO1" text:continue-numbering="true">
        <text:list-item>
          <text:p text:style-name="P24">Hintergrund</text:p>
        </text:list-item>
        <text:list-item>
          <text:p text:style-name="P25">Buttons</text:p>
        </text:list-item>
        <text:list-item>
          <text:p text:style-name="P26">Canvas</text:p>
        </text:list-item>
        <text:list-item>
          <text:p text:style-name="P27">Sprites (Multimedianer)</text:p>
        </text:list-item>
        <text:list-item>
          <text:p text:style-name="P28">Timer (Text Element)</text:p>
        </text:list-item>
        <text:list-item>
          <text:p text:style-name="P29">Display Timer</text:p>
        </text:list-item>
      </text:list>
      <text:p text:style-name="P30"/>
      <text:p text:style-name="P31">Scripts anlegen</text:p>
      <text:p text:style-name="P32">Spielelogik:</text:p>
      <text:list text:style-name="LFO1" text:continue-numbering="true">
        <text:list-item>
          <text:p text:style-name="P33">Button gibt Variable aus</text:p>
        </text:list-item>
        <text:list-item>
          <text:p text:style-name="P34">SceneManager</text:p>
        </text:list-item>
        <text:list-item>
          <text:p text:style-name="P35">Animation (Text, Multimedianer)</text:p>
        </text:list-item>
        <text:list-item>
          <text:p text:style-name="P36">Time</text:p>
        </text:list-item>
      </text:list>
      <text:p text:style-name="P37">Testing</text:p>
      <text:list text:style-name="LFO1" text:continue-numbering="true">
        <text:list-item>
          <text:p text:style-name="P38"><text:span text:style-name="T39">Randomizer</text:span></text:p>
        </text:list-item>
        <text:list-item>
          <text:p text:style-name="P40">Highscore</text:p>
        </text:list-item>
      </text:list>
      <text:p text:style-name="P41">Testing</text:p>
      <text:p text:style-name="P42">Spiel Export<text:s/></text:p>
      <text:p text:style-name="P43">Testing</text:p>
      <text:p text:style-name="P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language="en" fo:country="AU"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 fo:language="en" fo:country="AU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x Hilzensauer</meta:initial-creator>
    <dc:creator>Max Hilzensauer</dc:creator>
    <meta:creation-date>2019-01-16T10:50:00Z</meta:creation-date>
    <dc:date>2019-01-16T10:58:00Z</dc:date>
    <meta:template xlink:href="Normal.dotm" xlink:type="simple"/>
    <meta:editing-cycles>2</meta:editing-cycles>
    <meta:editing-duration>PT0S</meta:editing-duration>
    <meta:document-statistic meta:page-count="1" meta:paragraph-count="1" meta:word-count="76" meta:character-count="556" meta:row-count="4" meta:non-whitespace-character-count="481"/>
  </office:meta>
</office:document-meta>
</file>